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-linejoin="round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textarea-vertical-align="middle"/>
    </style:style>
    <style:style style:name="gr6" style:family="graphic" style:parent-style-name="objectwithoutfill">
      <style:graphic-properties draw:stroke="dash" draw:stroke-dash="Fine_20_Dashed_20__28_var_29_" svg:stroke-color="#3333ff" draw:marker-end="Arrow" draw:marker-end-width="0.3cm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3333ff" draw:marker-end="Arrow" draw:marker-end-width="0.3cm" draw:fill="none" draw:textarea-vertical-align="middle"/>
    </style:style>
    <style:style style:name="gr8" style:family="graphic" style:parent-style-name="objectwithoutfill">
      <style:graphic-properties draw:stroke="dash" draw:stroke-dash="Ultrafine_20_Dashed" svg:stroke-color="#6666ff" draw:marker-end="Arrow" draw:marker-end-width="0.3cm" draw:fill="none" draw:textarea-vertical-align="middle"/>
    </style:style>
    <style:style style:name="gr9" style:family="graphic" style:parent-style-name="standard">
      <style:graphic-properties draw:fill-color="#ffffcc" draw:textarea-vertical-align="middle"/>
    </style:style>
    <style:style style:name="gr10" style:family="graphic" style:parent-style-name="standard">
      <style:graphic-properties draw:stroke="none" draw:textarea-vertical-align="middle"/>
    </style:style>
    <style:style style:name="gr11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2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7.018cm"/>
    </style:style>
    <style:style style:name="pr5" style:family="presentation" style:parent-style-name="Default-title">
      <style:graphic-properties draw:auto-grow-height="true" fo:min-height="1.387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3.506cm"/>
    </style:style>
    <style:style style:name="co1" style:family="table-column">
      <style:table-column-properties style:column-width="8.832cm" style:use-optimal-column-width="false"/>
    </style:style>
    <style:style style:name="co2" style:family="table-column">
      <style:table-column-properties style:column-width="16.438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font-size="14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text-align="center"/>
      <style:text-properties fo:font-size="15pt" style:font-size-asian="15pt" style:font-size-complex="15pt"/>
    </style:style>
    <style:style style:name="P9" style:family="paragraph">
      <style:text-properties fo:font-size="20pt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idecar Features</text:p>
          </draw:text-box>
        </draw:frame>
        <draw:frame presentation:style-name="pr2" draw:text-style-name="P2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1">Service Discovery</text:p>
              </text:list-item>
              <text:list-item>
                <text:p text:style-name="P1">Load balancing/ Ingress/Egress</text:p>
              </text:list-item>
              <text:list-item>
                <text:p text:style-name="P1">Routing</text:p>
              </text:list-item>
              <text:list-item>
                <text:p text:style-name="P1">Health Check</text:p>
              </text:list-item>
              <text:list-item>
                <text:p text:style-name="P1">Circuit Breaker, Rate Limiting</text:p>
              </text:list-item>
              <text:list-item>
                <text:p text:style-name="P1">Authentication/Authorization</text:p>
              </text:list-item>
              <text:list-item>
                <text:p text:style-name="P1">Observability – Statistics, Logging, Tracing</text:p>
                <text:p text:style-name="P1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<text:span text:style-name="T1">Services with-in K8s Cluster</text:span></text:p>
              </text:list-header>
            </text:list>
          </draw:text-box>
        </draw:frame>
        <draw:rect draw:style-name="gr2" draw:text-style-name="P4" draw:layer="layout" svg:width="7.62cm" svg:height="3.302cm" svg:x="2.794cm" svg:y="9.906cm">
          <text:p/>
        </draw:rect>
        <draw:g>
          <draw:rect draw:style-name="gr3" draw:text-style-name="P6" draw:layer="layout" svg:width="3.048cm" svg:height="1.524cm" svg:x="3.048cm" svg:y="11.176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11.176cm">
            <text:p text:style-name="P5"><text:span text:style-name="T2">Proxy</text:span></text:p>
          </draw:rect>
          <draw:line draw:style-name="gr4" draw:text-style-name="P5" draw:layer="layout" svg:x1="6.096cm" svg:y1="11.938cm" svg:x2="7.112cm" svg:y2="11.938cm">
            <text:p/>
          </draw:line>
        </draw:g>
        <draw:rect draw:style-name="gr2" draw:text-style-name="P4" draw:layer="layout" svg:width="7.62cm" svg:height="3.302cm" svg:x="2.794cm" svg:y="13.606cm">
          <text:p/>
        </draw:rect>
        <draw:g>
          <draw:rect draw:style-name="gr3" draw:text-style-name="P6" draw:layer="layout" svg:width="3.048cm" svg:height="1.524cm" svg:x="3.048cm" svg:y="14.876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14.876cm">
            <text:p text:style-name="P5"><text:span text:style-name="T2">Proxy</text:span></text:p>
          </draw:rect>
          <draw:line draw:style-name="gr4" draw:text-style-name="P5" draw:layer="layout" svg:x1="6.096cm" svg:y1="15.638cm" svg:x2="7.112cm" svg:y2="15.638cm">
            <text:p/>
          </draw:line>
        </draw:g>
        <draw:rect draw:style-name="gr2" draw:text-style-name="P4" draw:layer="layout" svg:width="7.62cm" svg:height="3.302cm" svg:x="2.794cm" svg:y="6.35cm">
          <text:p/>
        </draw:rect>
        <draw:g>
          <draw:rect draw:style-name="gr3" draw:text-style-name="P6" draw:layer="layout" svg:width="3.048cm" svg:height="1.524cm" svg:x="3.048cm" svg:y="7.62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7.62cm">
            <text:p text:style-name="P5"><text:span text:style-name="T2">Proxy</text:span></text:p>
          </draw:rect>
          <draw:line draw:style-name="gr4" draw:text-style-name="P5" draw:layer="layout" svg:x1="6.096cm" svg:y1="8.382cm" svg:x2="7.112cm" svg:y2="8.382cm">
            <text:p/>
          </draw:line>
        </draw:g>
        <draw:rect draw:style-name="gr2" draw:text-style-name="P4" draw:layer="layout" svg:width="7.62cm" svg:height="3.302cm" svg:x="18.394cm" svg:y="13.606cm">
          <text:p/>
        </draw:rect>
        <draw:g>
          <draw:rect draw:style-name="gr3" draw:text-style-name="P6" draw:layer="layout" svg:width="3.048cm" svg:height="1.524cm" svg:x="18.648cm" svg:y="14.976cm">
            <text:p text:style-name="P5"><text:span text:style-name="T2">Proxy</text:span></text:p>
          </draw:rect>
          <draw:rect draw:style-name="gr3" draw:text-style-name="P6" draw:layer="layout" svg:width="3.048cm" svg:height="1.524cm" svg:x="22.712cm" svg:y="14.976cm">
            <text:p text:style-name="P5"><text:span text:style-name="T2">App Container</text:span></text:p>
          </draw:rect>
          <draw:line draw:style-name="gr4" draw:text-style-name="P5" draw:layer="layout" svg:x1="21.696cm" svg:y1="15.738cm" svg:x2="22.712cm" svg:y2="15.738cm">
            <text:p/>
          </draw:line>
        </draw:g>
        <draw:rect draw:style-name="gr2" draw:text-style-name="P4" draw:layer="layout" svg:width="7.62cm" svg:height="3.302cm" svg:x="18.394cm" svg:y="9.906cm">
          <text:p/>
        </draw:rect>
        <draw:g>
          <draw:rect draw:style-name="gr3" draw:text-style-name="P6" draw:layer="layout" svg:width="3.048cm" svg:height="1.524cm" svg:x="18.648cm" svg:y="11.176cm">
            <text:p text:style-name="P5"><text:span text:style-name="T2">Proxy</text:span></text:p>
          </draw:rect>
          <draw:rect draw:style-name="gr3" draw:text-style-name="P6" draw:layer="layout" svg:width="3.048cm" svg:height="1.524cm" svg:x="22.712cm" svg:y="11.176cm">
            <text:p text:style-name="P5"><text:span text:style-name="T2">App Container</text:span></text:p>
          </draw:rect>
          <draw:line draw:style-name="gr4" draw:text-style-name="P5" draw:layer="layout" svg:x1="21.696cm" svg:y1="11.938cm" svg:x2="22.712cm" svg:y2="11.938cm">
            <text:p/>
          </draw:line>
        </draw:g>
        <draw:rect draw:style-name="gr2" draw:text-style-name="P4" draw:layer="layout" svg:width="7.62cm" svg:height="3.302cm" svg:x="18.288cm" svg:y="6.096cm">
          <text:p/>
        </draw:rect>
        <draw:g>
          <draw:rect draw:style-name="gr3" draw:text-style-name="P6" draw:layer="layout" svg:width="3.048cm" svg:height="1.524cm" svg:x="18.496cm" svg:y="7.466cm">
            <text:p text:style-name="P5"><text:span text:style-name="T2">Proxy</text:span></text:p>
          </draw:rect>
          <draw:rect draw:style-name="gr3" draw:text-style-name="P6" draw:layer="layout" svg:width="3.048cm" svg:height="1.524cm" svg:x="22.56cm" svg:y="7.466cm">
            <text:p text:style-name="P5"><text:span text:style-name="T2">App Container</text:span></text:p>
          </draw:rect>
          <draw:line draw:style-name="gr4" draw:text-style-name="P5" draw:layer="layout" svg:x1="21.544cm" svg:y1="8.228cm" svg:x2="22.56cm" svg:y2="8.228cm">
            <text:p/>
          </draw:line>
        </draw:g>
        <draw:line draw:style-name="gr4" draw:text-style-name="P5" draw:layer="layout" svg:x1="10.16cm" svg:y1="8.382cm" svg:x2="18.496cm" svg:y2="8.382cm">
          <text:p/>
        </draw:line>
        <draw:line draw:style-name="gr4" draw:text-style-name="P5" draw:layer="layout" svg:x1="10.16cm" svg:y1="12.192cm" svg:x2="18.648cm" svg:y2="12.192cm">
          <text:p/>
        </draw:line>
        <draw:line draw:style-name="gr4" draw:text-style-name="P5" draw:layer="layout" svg:x1="10.16cm" svg:y1="15.748cm" svg:x2="18.648cm" svg:y2="15.748cm">
          <text:p/>
        </draw:line>
        <draw:line draw:style-name="gr4" draw:text-style-name="P5" draw:layer="layout" svg:x1="10.16cm" svg:y1="8.382cm" svg:x2="18.648cm" svg:y2="12.192cm">
          <text:p/>
        </draw:line>
        <draw:line draw:style-name="gr4" draw:text-style-name="P5" draw:layer="layout" svg:x1="10.16cm" svg:y1="8.382cm" svg:x2="18.648cm" svg:y2="15.748cm">
          <text:p/>
        </draw:line>
        <draw:line draw:style-name="gr4" draw:text-style-name="P5" draw:layer="layout" svg:x1="18.496cm" svg:y1="8.382cm" svg:x2="10.16cm" svg:y2="12.192cm">
          <text:p/>
        </draw:line>
        <draw:line draw:style-name="gr4" draw:text-style-name="P5" draw:layer="layout" svg:x1="10.16cm" svg:y1="12.192cm" svg:x2="18.648cm" svg:y2="15.748cm">
          <text:p/>
        </draw:line>
        <draw:line draw:style-name="gr4" draw:text-style-name="P5" draw:layer="layout" svg:x1="10.16cm" svg:y1="15.748cm" svg:x2="18.496cm" svg:y2="8.382cm">
          <text:p/>
        </draw:line>
        <draw:line draw:style-name="gr4" draw:text-style-name="P5" draw:layer="layout" svg:x1="10.16cm" svg:y1="15.748cm" svg:x2="18.648cm" svg:y2="12.192cm">
          <text:p/>
        </draw:line>
        <draw:rect draw:style-name="gr5" draw:text-style-name="P5" draw:layer="layout" svg:width="4.572cm" svg:height="1.778cm" svg:x="11.43cm" svg:y="4.064cm">
          <text:p text:style-name="P5">Kube-DNS</text:p>
        </draw:rect>
        <draw:line draw:style-name="gr6" draw:text-style-name="P5" draw:layer="layout" svg:x1="8.382cm" svg:y1="7.62cm" svg:x2="12.7cm" svg:y2="5.842cm">
          <text:p/>
        </draw:line>
        <draw:line draw:style-name="gr7" draw:text-style-name="P5" draw:layer="layout" svg:x1="9.144cm" svg:y1="11.176cm" svg:x2="12.7cm" svg:y2="5.842cm">
          <text:p/>
        </draw:line>
        <draw:line draw:style-name="gr8" draw:text-style-name="P5" draw:layer="layout" svg:x1="9.144cm" svg:y1="14.876cm" svg:x2="12.7cm" svg:y2="5.842cm">
          <text:p/>
        </draw:line>
        <draw:rect draw:style-name="gr9" draw:text-style-name="P1" draw:layer="layout" svg:width="24.456cm" svg:height="3.159cm" draw:transform="skewX (0.230732527113607) rotate (0.0019198621771934) translate (2.298cm 17.414cm)">
          <text:list text:style-name="L1">
            <text:list-item>
              <text:p text:style-name="P1"><text:span text:style-name="T3">Side-Car Proxy using Kube-DNS for service configurations</text:span></text:p>
            </text:list-item>
            <text:list-item>
              <text:p text:style-name="P1"><text:span text:style-name="T3">Proxy used for service discovery, rate limiting, load balancing between other services</text:span></text:p>
            </text:list-item>
            <text:list-item>
              <text:p text:style-name="P1"><text:span text:style-name="T3">Service to Service communication in Pods within different name-spaces</text:span></text:p>
            </text:list-item>
            <text:list-item>
              <text:p text:style-name="P1"><text:span text:style-name="T3">Automatic Proxy configurations</text:span></text:p>
            </text:list-item>
          </text:list>
          <text:p text:style-name="P5"><text:s/></text:p>
        </draw:rect>
        <draw:frame presentation:style-name="pr5" draw:text-style-name="P7" draw:layer="layout" svg:width="25.199cm" svg:height="1.387cm" svg:x="1.401cm" svg:y="0.138cm" presentation:class="title" presentation:user-transformed="true">
          <draw:text-box>
            <text:p><text:span text:style-name="T4">Patterns</text:span></text:p>
          </draw:text-box>
        </draw:frame>
        <draw:rect draw:style-name="gr10" draw:text-style-name="P8" draw:layer="layout" svg:width="2.252cm" svg:height="0.716cm" svg:x="2.988cm" svg:y="6.618cm">
          <text:p text:style-name="P5"><text:span text:style-name="T3">Pod</text:span></text:p>
        </draw:rect>
        <draw:rect draw:style-name="gr10" draw:text-style-name="P8" draw:layer="layout" svg:width="2.252cm" svg:height="0.716cm" svg:x="2.988cm" svg:y="10.118cm">
          <text:p text:style-name="P5"><text:span text:style-name="T3">Pod</text:span></text:p>
        </draw:rect>
        <draw:rect draw:style-name="gr10" draw:text-style-name="P8" draw:layer="layout" svg:width="2.252cm" svg:height="0.716cm" svg:x="2.988cm" svg:y="13.818cm">
          <text:p text:style-name="P5"><text:span text:style-name="T3">Pod</text:span></text:p>
        </draw:rect>
        <draw:rect draw:style-name="gr10" draw:text-style-name="P8" draw:layer="layout" svg:width="2.252cm" svg:height="0.716cm" svg:x="23.288cm" svg:y="13.818cm">
          <text:p text:style-name="P5"><text:span text:style-name="T3">Pod</text:span></text:p>
        </draw:rect>
        <draw:rect draw:style-name="gr10" draw:text-style-name="P8" draw:layer="layout" svg:width="2.252cm" svg:height="0.716cm" svg:x="23.288cm" svg:y="10.118cm">
          <text:p text:style-name="P5"><text:span text:style-name="T3">Pod</text:span></text:p>
        </draw:rect>
        <draw:rect draw:style-name="gr10" draw:text-style-name="P8" draw:layer="layout" svg:width="2.252cm" svg:height="0.716cm" svg:x="23.188cm" svg:y="6.418cm">
          <text:p text:style-name="P5"><text:span text:style-name="T3">Pod</text:span></text:p>
        </draw:rect>
        <draw:rect draw:style-name="gr10" draw:text-style-name="P8" draw:layer="layout" svg:width="2.252cm" svg:height="0.716cm" svg:x="2.908cm" svg:y="5.318cm">
          <text:p text:style-name="P5"><text:span text:style-name="T3">Service A</text:span></text:p>
        </draw:rect>
        <draw:rect draw:style-name="gr10" draw:text-style-name="P8" draw:layer="layout" svg:width="2.252cm" svg:height="0.716cm" svg:x="23.318cm" svg:y="5.118cm">
          <text:p text:style-name="P5"><text:span text:style-name="T3">Service B</text:span></text:p>
        </draw:rect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rect draw:style-name="gr2" draw:text-style-name="P5" draw:layer="layout" svg:width="11.176cm" svg:height="13.462cm" svg:x="16.256cm" svg:y="4.064cm">
          <text:p/>
        </draw:rect>
        <draw:rect draw:style-name="gr2" draw:text-style-name="P5" draw:layer="layout" svg:width="11.176cm" svg:height="13.208cm" svg:x="1.524cm" svg:y="4.318cm">
          <text:p/>
        </draw:rect>
        <draw:frame presentation:style-name="pr4" draw:text-style-name="P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<text:span text:style-name="T1">Services in multiple K8s Cluster</text:span></text:p>
              </text:list-header>
            </text:list>
          </draw:text-box>
        </draw:frame>
        <draw:rect draw:style-name="gr2" draw:text-style-name="P4" draw:layer="layout" svg:width="7.62cm" svg:height="3.302cm" svg:x="2.794cm" svg:y="9.906cm">
          <text:p/>
        </draw:rect>
        <draw:g>
          <draw:rect draw:style-name="gr3" draw:text-style-name="P6" draw:layer="layout" svg:width="3.048cm" svg:height="1.524cm" svg:x="3.048cm" svg:y="11.176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11.176cm">
            <text:p text:style-name="P5"><text:span text:style-name="T2">Proxy</text:span></text:p>
          </draw:rect>
          <draw:line draw:style-name="gr4" draw:text-style-name="P5" draw:layer="layout" svg:x1="6.096cm" svg:y1="11.938cm" svg:x2="7.112cm" svg:y2="11.938cm">
            <text:p/>
          </draw:line>
        </draw:g>
        <draw:rect draw:style-name="gr2" draw:text-style-name="P4" draw:layer="layout" svg:width="7.62cm" svg:height="3.302cm" svg:x="2.794cm" svg:y="13.606cm">
          <text:p/>
        </draw:rect>
        <draw:g>
          <draw:rect draw:style-name="gr3" draw:text-style-name="P6" draw:layer="layout" svg:width="3.048cm" svg:height="1.524cm" svg:x="3.048cm" svg:y="14.876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14.876cm">
            <text:p text:style-name="P5"><text:span text:style-name="T2">Proxy</text:span></text:p>
          </draw:rect>
          <draw:line draw:style-name="gr4" draw:text-style-name="P5" draw:layer="layout" svg:x1="6.096cm" svg:y1="15.638cm" svg:x2="7.112cm" svg:y2="15.638cm">
            <text:p/>
          </draw:line>
        </draw:g>
        <draw:rect draw:style-name="gr2" draw:text-style-name="P4" draw:layer="layout" svg:width="7.62cm" svg:height="3.302cm" svg:x="2.794cm" svg:y="6.35cm">
          <text:p/>
        </draw:rect>
        <draw:g>
          <draw:rect draw:style-name="gr3" draw:text-style-name="P6" draw:layer="layout" svg:width="3.048cm" svg:height="1.524cm" svg:x="3.048cm" svg:y="7.62cm">
            <text:p text:style-name="P5"><text:span text:style-name="T2">App Container</text:span></text:p>
          </draw:rect>
          <draw:rect draw:style-name="gr3" draw:text-style-name="P6" draw:layer="layout" svg:width="3.048cm" svg:height="1.524cm" svg:x="7.112cm" svg:y="7.62cm">
            <text:p text:style-name="P5"><text:span text:style-name="T2">Proxy</text:span></text:p>
          </draw:rect>
          <draw:line draw:style-name="gr4" draw:text-style-name="P5" draw:layer="layout" svg:x1="6.096cm" svg:y1="8.382cm" svg:x2="7.112cm" svg:y2="8.382cm">
            <text:p/>
          </draw:line>
        </draw:g>
        <draw:rect draw:style-name="gr2" draw:text-style-name="P4" draw:layer="layout" svg:width="7.62cm" svg:height="3.302cm" svg:x="18.394cm" svg:y="13.606cm">
          <text:p/>
        </draw:rect>
        <draw:g>
          <draw:rect draw:style-name="gr3" draw:text-style-name="P6" draw:layer="layout" svg:width="3.048cm" svg:height="1.524cm" svg:x="18.648cm" svg:y="14.976cm">
            <text:p text:style-name="P5"><text:span text:style-name="T2">Proxy</text:span></text:p>
          </draw:rect>
          <draw:rect draw:style-name="gr3" draw:text-style-name="P6" draw:layer="layout" svg:width="3.048cm" svg:height="1.524cm" svg:x="22.712cm" svg:y="14.976cm">
            <text:p text:style-name="P5"><text:span text:style-name="T2">App Container</text:span></text:p>
          </draw:rect>
          <draw:line draw:style-name="gr4" draw:text-style-name="P5" draw:layer="layout" svg:x1="21.696cm" svg:y1="15.738cm" svg:x2="22.712cm" svg:y2="15.738cm">
            <text:p/>
          </draw:line>
        </draw:g>
        <draw:rect draw:style-name="gr2" draw:text-style-name="P4" draw:layer="layout" svg:width="7.62cm" svg:height="3.302cm" svg:x="18.394cm" svg:y="9.906cm">
          <text:p/>
        </draw:rect>
        <draw:g>
          <draw:rect draw:style-name="gr3" draw:text-style-name="P6" draw:layer="layout" svg:width="3.048cm" svg:height="1.524cm" svg:x="18.648cm" svg:y="11.176cm">
            <text:p text:style-name="P5"><text:span text:style-name="T2">Proxy</text:span></text:p>
          </draw:rect>
          <draw:rect draw:style-name="gr3" draw:text-style-name="P6" draw:layer="layout" svg:width="3.048cm" svg:height="1.524cm" svg:x="22.712cm" svg:y="11.176cm">
            <text:p text:style-name="P5"><text:span text:style-name="T2">App Container</text:span></text:p>
          </draw:rect>
          <draw:line draw:style-name="gr4" draw:text-style-name="P5" draw:layer="layout" svg:x1="21.696cm" svg:y1="11.938cm" svg:x2="22.712cm" svg:y2="11.938cm">
            <text:p/>
          </draw:line>
        </draw:g>
        <draw:rect draw:style-name="gr2" draw:text-style-name="P4" draw:layer="layout" svg:width="7.62cm" svg:height="3.302cm" svg:x="18.288cm" svg:y="6.096cm">
          <text:p/>
        </draw:rect>
        <draw:g>
          <draw:rect draw:style-name="gr3" draw:text-style-name="P6" draw:layer="layout" svg:width="3.048cm" svg:height="1.524cm" svg:x="18.496cm" svg:y="7.466cm">
            <text:p text:style-name="P5"><text:span text:style-name="T2">Proxy</text:span></text:p>
          </draw:rect>
          <draw:rect draw:style-name="gr3" draw:text-style-name="P6" draw:layer="layout" svg:width="3.048cm" svg:height="1.524cm" svg:x="22.56cm" svg:y="7.466cm">
            <text:p text:style-name="P5"><text:span text:style-name="T2">App Container</text:span></text:p>
          </draw:rect>
          <draw:line draw:style-name="gr4" draw:text-style-name="P5" draw:layer="layout" svg:x1="21.544cm" svg:y1="8.228cm" svg:x2="22.56cm" svg:y2="8.228cm">
            <text:p/>
          </draw:line>
        </draw:g>
        <draw:line draw:style-name="gr4" draw:text-style-name="P5" draw:layer="layout" svg:x1="10.16cm" svg:y1="8.382cm" svg:x2="18.496cm" svg:y2="8.382cm">
          <text:p/>
        </draw:line>
        <draw:line draw:style-name="gr4" draw:text-style-name="P5" draw:layer="layout" svg:x1="10.16cm" svg:y1="12.192cm" svg:x2="18.648cm" svg:y2="12.192cm">
          <text:p/>
        </draw:line>
        <draw:line draw:style-name="gr4" draw:text-style-name="P5" draw:layer="layout" svg:x1="10.16cm" svg:y1="15.748cm" svg:x2="18.648cm" svg:y2="15.748cm">
          <text:p/>
        </draw:line>
        <draw:line draw:style-name="gr4" draw:text-style-name="P5" draw:layer="layout" svg:x1="10.16cm" svg:y1="8.382cm" svg:x2="18.648cm" svg:y2="12.192cm">
          <text:p/>
        </draw:line>
        <draw:line draw:style-name="gr4" draw:text-style-name="P5" draw:layer="layout" svg:x1="10.16cm" svg:y1="8.382cm" svg:x2="18.648cm" svg:y2="15.748cm">
          <text:p/>
        </draw:line>
        <draw:line draw:style-name="gr4" draw:text-style-name="P5" draw:layer="layout" svg:x1="18.496cm" svg:y1="8.382cm" svg:x2="10.16cm" svg:y2="12.192cm">
          <text:p/>
        </draw:line>
        <draw:line draw:style-name="gr4" draw:text-style-name="P5" draw:layer="layout" svg:x1="10.16cm" svg:y1="12.192cm" svg:x2="18.648cm" svg:y2="15.748cm">
          <text:p/>
        </draw:line>
        <draw:line draw:style-name="gr4" draw:text-style-name="P5" draw:layer="layout" svg:x1="10.16cm" svg:y1="15.748cm" svg:x2="18.496cm" svg:y2="8.382cm">
          <text:p/>
        </draw:line>
        <draw:line draw:style-name="gr4" draw:text-style-name="P5" draw:layer="layout" svg:x1="10.16cm" svg:y1="15.748cm" svg:x2="18.648cm" svg:y2="12.192cm">
          <text:p/>
        </draw:line>
        <draw:rect draw:style-name="gr5" draw:text-style-name="P8" draw:layer="layout" svg:width="3.302cm" svg:height="1.27cm" svg:x="6.604cm" svg:y="4.826cm">
          <text:p text:style-name="P5"><text:span text:style-name="T3">Kube-DNS</text:span></text:p>
        </draw:rect>
        <draw:line draw:style-name="gr11" draw:text-style-name="P5" draw:layer="layout" svg:x1="8.382cm" svg:y1="7.62cm" svg:x2="8.382cm" svg:y2="6.096cm">
          <text:p/>
        </draw:line>
        <draw:rect draw:style-name="gr5" draw:text-style-name="P8" draw:layer="layout" svg:width="3.302cm" svg:height="1.27cm" svg:x="18.288cm" svg:y="4.618cm">
          <text:p text:style-name="P5"><text:span text:style-name="T3">Kube-DNS</text:span></text:p>
        </draw:rect>
        <draw:line draw:style-name="gr11" draw:text-style-name="P5" draw:layer="layout" svg:x1="19.482cm" svg:y1="7.421cm" svg:x2="19.482cm" svg:y2="5.897cm">
          <text:p/>
        </draw:line>
        <draw:rect draw:style-name="gr9" draw:text-style-name="P1" draw:layer="layout" svg:width="26.673cm" svg:height="1.731cm" draw:transform="skewX (0.148003920569091) rotate (0.000872664625997) translate (1.018cm 17.975cm)">
          <text:list text:style-name="L1">
            <text:list-item>
              <text:p text:style-name="P1">Service to Service communication between multiple K8S cluster</text:p>
            </text:list-item>
          </text:list>
          <text:p text:style-name="P5"><text:s/></text:p>
        </draw:rect>
        <draw:frame presentation:style-name="pr5" draw:text-style-name="P7" draw:layer="layout" svg:width="25.199cm" svg:height="1.387cm" svg:x="1.401cm" svg:y="0.138cm" presentation:class="title" presentation:user-transformed="true">
          <draw:text-box>
            <text:p><text:span text:style-name="T4">Patterns</text:span></text:p>
          </draw:text-box>
        </draw:frame>
        <draw:rect draw:style-name="gr10" draw:text-style-name="P8" draw:layer="layout" svg:width="2.252cm" svg:height="0.716cm" svg:x="2.988cm" svg:y="6.518cm">
          <text:p text:style-name="P5"><text:span text:style-name="T3">Pod</text:span></text:p>
        </draw:rect>
        <draw:rect draw:style-name="gr10" draw:text-style-name="P8" draw:layer="layout" svg:width="2.252cm" svg:height="0.716cm" svg:x="23.388cm" svg:y="6.318cm">
          <text:p text:style-name="P5"><text:span text:style-name="T3">Pod</text:span></text:p>
        </draw:rect>
        <draw:rect draw:style-name="gr10" draw:text-style-name="P8" draw:layer="layout" svg:width="2.252cm" svg:height="0.716cm" svg:x="23.388cm" svg:y="10.218cm">
          <text:p text:style-name="P5"><text:span text:style-name="T3">Pod</text:span></text:p>
        </draw:rect>
        <draw:rect draw:style-name="gr10" draw:text-style-name="P8" draw:layer="layout" svg:width="2.252cm" svg:height="0.716cm" svg:x="23.388cm" svg:y="13.918cm">
          <text:p text:style-name="P5"><text:span text:style-name="T3">Pod</text:span></text:p>
        </draw:rect>
        <draw:rect draw:style-name="gr10" draw:text-style-name="P8" draw:layer="layout" svg:width="2.252cm" svg:height="0.716cm" svg:x="2.988cm" svg:y="10.218cm">
          <text:p text:style-name="P5"><text:span text:style-name="T3">Pod</text:span></text:p>
        </draw:rect>
        <draw:rect draw:style-name="gr10" draw:text-style-name="P8" draw:layer="layout" svg:width="2.252cm" svg:height="0.716cm" svg:x="3.088cm" svg:y="13.918cm">
          <text:p text:style-name="P5"><text:span text:style-name="T3">Pod</text:span></text:p>
        </draw:rect>
        <draw:rect draw:style-name="gr10" draw:text-style-name="P8" draw:layer="layout" svg:width="2.252cm" svg:height="0.716cm" svg:x="1.688cm" svg:y="4.518cm">
          <text:p text:style-name="P5"><text:span text:style-name="T3">Service A</text:span></text:p>
        </draw:rect>
        <draw:rect draw:style-name="gr10" draw:text-style-name="P8" draw:layer="layout" svg:width="2.252cm" svg:height="0.716cm" svg:x="24.688cm" svg:y="4.218cm">
          <text:p text:style-name="P5"><text:span text:style-name="T3">Service B</text:span></text:p>
        </draw:rect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rect draw:style-name="gr2" draw:text-style-name="P5" draw:layer="layout" svg:width="8.636cm" svg:height="10.414cm" svg:x="18.796cm" svg:y="4.064cm">
          <text:p/>
        </draw:rect>
        <draw:rect draw:style-name="gr2" draw:text-style-name="P5" draw:layer="layout" svg:width="8.498cm" svg:height="10.414cm" svg:x="0.646cm" svg:y="4.318cm">
          <text:p/>
        </draw:rect>
        <draw:frame presentation:style-name="pr5" draw:text-style-name="P7" draw:layer="layout" svg:width="25.199cm" svg:height="1.387cm" svg:x="1.4cm" svg:y="0.137cm" presentation:class="title" presentation:user-transformed="true">
          <draw:text-box>
            <text:p><text:span text:style-name="T4">Patterns</text:span></text:p>
          </draw:text-box>
        </draw:frame>
        <draw:frame presentation:style-name="pr4" draw:text-style-name="P3" draw:layer="layout" svg:width="25.199cm" svg:height="17.018cm" svg:x="1.4cm" svg:y="3.556cm" presentation:class="outline" presentation:user-transformed="true">
          <draw:text-box>
            <text:list text:style-name="L2">
              <text:list-header>
                <text:p><text:span text:style-name="T1">Multi cloud/Hybrid Services</text:span></text:p>
              </text:list-header>
            </text:list>
          </draw:text-box>
        </draw:frame>
        <draw:rect draw:style-name="gr2" draw:text-style-name="P4" draw:layer="layout" svg:width="7.62cm" svg:height="3.302cm" svg:x="1.094cm" svg:y="10.16cm">
          <text:p/>
        </draw:rect>
        <draw:g>
          <draw:rect draw:style-name="gr3" draw:text-style-name="P6" draw:layer="layout" svg:width="3.048cm" svg:height="1.524cm" svg:x="1.348cm" svg:y="11.684cm">
            <text:p text:style-name="P5"><text:span text:style-name="T2">App Container</text:span></text:p>
          </draw:rect>
          <draw:rect draw:style-name="gr3" draw:text-style-name="P6" draw:layer="layout" svg:width="3.048cm" svg:height="1.524cm" svg:x="5.412cm" svg:y="11.684cm">
            <text:p text:style-name="P5"><text:span text:style-name="T2">Proxy</text:span></text:p>
          </draw:rect>
          <draw:line draw:style-name="gr4" draw:text-style-name="P5" draw:layer="layout" svg:x1="4.396cm" svg:y1="12.446cm" svg:x2="5.412cm" svg:y2="12.446cm">
            <text:p/>
          </draw:line>
        </draw:g>
        <draw:rect draw:style-name="gr2" draw:text-style-name="P4" draw:layer="layout" svg:width="7.62cm" svg:height="3.302cm" svg:x="1.016cm" svg:y="6.096cm">
          <text:p/>
        </draw:rect>
        <draw:g>
          <draw:rect draw:style-name="gr3" draw:text-style-name="P6" draw:layer="layout" svg:width="3.048cm" svg:height="1.524cm" svg:x="1.248cm" svg:y="7.62cm">
            <text:p text:style-name="P5"><text:span text:style-name="T2">App Container</text:span></text:p>
          </draw:rect>
          <draw:rect draw:style-name="gr3" draw:text-style-name="P6" draw:layer="layout" svg:width="3.048cm" svg:height="1.524cm" svg:x="5.312cm" svg:y="7.62cm">
            <text:p text:style-name="P5"><text:span text:style-name="T2">Proxy</text:span></text:p>
          </draw:rect>
          <draw:line draw:style-name="gr4" draw:text-style-name="P5" draw:layer="layout" svg:x1="4.296cm" svg:y1="8.382cm" svg:x2="5.312cm" svg:y2="8.382cm">
            <text:p/>
          </draw:line>
        </draw:g>
        <draw:rect draw:style-name="gr2" draw:text-style-name="P4" draw:layer="layout" svg:width="7.62cm" svg:height="3.302cm" svg:x="19.488cm" svg:y="9.906cm">
          <text:p/>
        </draw:rect>
        <draw:g>
          <draw:rect draw:style-name="gr3" draw:text-style-name="P6" draw:layer="layout" svg:width="3.048cm" svg:height="1.524cm" svg:x="19.742cm" svg:y="11.43cm">
            <text:p text:style-name="P5"><text:span text:style-name="T2">Proxy</text:span></text:p>
          </draw:rect>
          <draw:rect draw:style-name="gr3" draw:text-style-name="P6" draw:layer="layout" svg:width="3.048cm" svg:height="1.524cm" svg:x="23.806cm" svg:y="11.43cm">
            <text:p text:style-name="P5"><text:span text:style-name="T2">App Container</text:span></text:p>
          </draw:rect>
          <draw:line draw:style-name="gr4" draw:text-style-name="P5" draw:layer="layout" svg:x1="22.79cm" svg:y1="12.192cm" svg:x2="23.806cm" svg:y2="12.192cm">
            <text:p/>
          </draw:line>
        </draw:g>
        <draw:rect draw:style-name="gr2" draw:text-style-name="P4" draw:layer="layout" svg:width="7.62cm" svg:height="3.302cm" svg:x="19.482cm" svg:y="6.096cm">
          <text:p/>
        </draw:rect>
        <draw:g>
          <draw:rect draw:style-name="gr3" draw:text-style-name="P6" draw:layer="layout" svg:width="3.048cm" svg:height="1.524cm" svg:x="19.696cm" svg:y="7.566cm">
            <text:p text:style-name="P5"><text:span text:style-name="T2">Proxy</text:span></text:p>
          </draw:rect>
          <draw:rect draw:style-name="gr3" draw:text-style-name="P6" draw:layer="layout" svg:width="3.048cm" svg:height="1.524cm" svg:x="23.76cm" svg:y="7.566cm">
            <text:p text:style-name="P5"><text:span text:style-name="T2">App Container</text:span></text:p>
          </draw:rect>
          <draw:line draw:style-name="gr4" draw:text-style-name="P5" draw:layer="layout" svg:x1="22.744cm" svg:y1="8.328cm" svg:x2="23.76cm" svg:y2="8.328cm">
            <text:p/>
          </draw:line>
        </draw:g>
        <draw:line draw:style-name="gr11" draw:text-style-name="P5" draw:layer="layout" svg:x1="7.62cm" svg:y1="7.62cm" svg:x2="12.954cm" svg:y2="3.048cm">
          <text:p/>
        </draw:line>
        <draw:rect draw:style-name="gr5" draw:text-style-name="P8" draw:layer="layout" svg:width="7.366cm" svg:height="1.27cm" svg:x="10.668cm" svg:y="1.778cm">
          <text:p text:style-name="P5"><text:span text:style-name="T3">API Gateway</text:span></text:p>
        </draw:rect>
        <draw:line draw:style-name="gr11" draw:text-style-name="P5" draw:layer="layout" svg:x1="20.574cm" svg:y1="7.566cm" svg:x2="15.748cm" svg:y2="3.048cm">
          <text:p/>
        </draw:line>
        <draw:rect draw:style-name="gr9" draw:text-style-name="P10" draw:layer="layout" svg:width="26.673cm" svg:height="4.156cm" draw:transform="skewX (0.063704517697781) rotate (0.0020943951023928) translate (1.018cm 15.549cm)">
          <text:list text:style-name="L1">
            <text:list-item>
              <text:p text:style-name="P1"><text:span text:style-name="T5">Service to Service communication between Hybrid/Multi Cloud cluster using API Gateway and/or</text:span></text:p>
            </text:list-item>
            <text:list-item>
              <text:p text:style-name="P1"><text:span text:style-name="T5">Service to Service communication with double front proxy </text:span></text:p>
              <text:p text:style-name="P1"><text:span text:style-name="T5">(one acting as egress and other acting as ingress)</text:span></text:p>
            </text:list-item>
          </text:list>
          <text:p text:style-name="P5"><text:span text:style-name="T5"><text:s/></text:span></text:p>
        </draw:rect>
        <draw:rect draw:style-name="gr10" draw:text-style-name="P8" draw:layer="layout" svg:width="2.252cm" svg:height="0.716cm" svg:x="23.188cm" svg:y="6.418cm">
          <text:p text:style-name="P5"><text:span text:style-name="T3">Pod</text:span></text:p>
        </draw:rect>
        <draw:rect draw:style-name="gr10" draw:text-style-name="P8" draw:layer="layout" svg:width="2.252cm" svg:height="0.716cm" svg:x="23.188cm" svg:y="10.218cm">
          <text:p text:style-name="P5"><text:span text:style-name="T3">Pod</text:span></text:p>
        </draw:rect>
        <draw:rect draw:style-name="gr10" draw:text-style-name="P8" draw:layer="layout" svg:width="2.252cm" svg:height="0.716cm" svg:x="2.888cm" svg:y="10.318cm">
          <text:p text:style-name="P5"><text:span text:style-name="T3">Pod</text:span></text:p>
        </draw:rect>
        <draw:rect draw:style-name="gr10" draw:text-style-name="P8" draw:layer="layout" svg:width="2.252cm" svg:height="0.716cm" svg:x="2.888cm" svg:y="6.618cm">
          <text:p text:style-name="P5"><text:span text:style-name="T3">Pod</text:span></text:p>
        </draw:rect>
        <draw:rect draw:style-name="gr10" draw:text-style-name="P8" draw:layer="layout" svg:width="2.252cm" svg:height="0.716cm" svg:x="22.588cm" svg:y="4.918cm">
          <text:p text:style-name="P5"><text:span text:style-name="T3">Service B</text:span></text:p>
        </draw:rect>
        <draw:rect draw:style-name="gr10" draw:text-style-name="P8" draw:layer="layout" svg:width="2.252cm" svg:height="0.716cm" svg:x="2.898cm" svg:y="5.118cm">
          <text:p text:style-name="P5"><text:span text:style-name="T3">Service A</text:span></text:p>
        </draw:rect>
        <draw:rect draw:style-name="gr3" draw:text-style-name="P6" draw:layer="layout" svg:width="3.266cm" svg:height="1.524cm" svg:x="8.89cm" svg:y="8.89cm">
          <text:p text:style-name="P5"><text:span text:style-name="T2">Egress Proxy</text:span></text:p>
        </draw:rect>
        <draw:rect draw:style-name="gr3" draw:text-style-name="P6" draw:layer="layout" svg:width="3.266cm" svg:height="1.524cm" svg:x="15.944cm" svg:y="8.89cm">
          <text:p text:style-name="P5"><text:span text:style-name="T2">Ingress Proxy</text:span></text:p>
        </draw:rect>
        <draw:line draw:style-name="gr4" draw:text-style-name="P5" draw:layer="layout" svg:x1="12.156cm" svg:y1="9.652cm" svg:x2="15.944cm" svg:y2="9.652cm">
          <text:p/>
        </draw:line>
        <draw:line draw:style-name="gr12" draw:text-style-name="P5" draw:layer="layout" svg:x1="7.874cm" svg:y1="11.684cm" svg:x2="10.414cm" svg:y2="10.414cm">
          <text:p/>
        </draw:line>
        <draw:line draw:style-name="gr12" draw:text-style-name="P5" draw:layer="layout" svg:x1="17.272cm" svg:y1="10.414cm" svg:x2="19.742cm" svg:y2="11.684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Envoy Sidecar</text:p>
          </draw:text-box>
        </draw:frame>
        <draw:frame draw:style-name="standard" draw:layer="layout" svg:width="25.269cm" svg:height="8.946cm" svg:x="1.4cm" svg:y="4.914cm" presentation:class="table" presentation:user-transformed="true">
          <table:table table:template-name="gray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</table:table-row>
            <table:table-row table:style-name="ro1" table:default-cell-style-name="ce1">
              <table:table-cell>
                <text:p>K8S Cluster</text:p>
              </table:table-cell>
              <table:table-cell>
                <text:p>SD/LB/Ingress using K8S Headless service</text:p>
                <text:p>Contour as Ingress Controller for K8S</text:p>
              </table:table-cell>
            </table:table-row>
            <table:table-row table:style-name="ro1" table:default-cell-style-name="ce1">
              <table:table-cell>
                <text:p>AWS EKS</text:p>
              </table:table-cell>
              <table:table-cell/>
            </table:table-row>
            <table:table-row table:style-name="ro1" table:default-cell-style-name="ce1">
              <table:table-cell>
                <text:p>Open Shift</text:p>
              </table:table-cell>
              <table:table-cell/>
            </table:table-row>
            <table:table-row table:style-name="ro1" table:default-cell-style-name="ce1">
              <table:table-cell>
                <text:p>Azure AKS</text:p>
              </table:table-cell>
              <table:table-cell/>
            </table:table-row>
            <table:table-row table:style-name="ro1" table:default-cell-style-name="ce1">
              <table:table-cell>
                <text:p>Hybrid </text:p>
                <text:p>EKS &amp; Open Shift</text:p>
              </table:table-cell>
              <table:table-cell/>
            </table:table-row>
            <table:table-row table:style-name="ro1" table:default-cell-style-name="ce1">
              <table:table-cell>
                <text:p>Multi Cloud</text:p>
                <text:p>EKS &amp; AKS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gray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aurabh Jain</meta:initial-creator>
    <meta:creation-date>2019-11-19T10:40:06.94</meta:creation-date>
    <meta:editing-duration>PT2H1M58S</meta:editing-duration>
    <meta:editing-cycles>16</meta:editing-cycles>
    <dc:date>2019-11-19T18:07:32.47</dc:date>
    <dc:creator>Saurabh Jain</dc:creator>
    <meta:generator>OpenOffice/4.1.7$Win32 OpenOffice.org_project/417m1$Build-9800</meta:generator>
    <meta:document-statistic meta:object-count="184"/>
  </office:meta>
</office:document-meta>
</file>